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2000000950000007F13155AEE.eps"/>
  <manifest:file-entry manifest:media-type="" manifest:full-path="Pictures/20000002000002460000007FDB37C70D.eps"/>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cm" style:rel-column-width="11567*"/>
    </style:style>
    <style:style style:name="Tabelle1.B" style:family="table-column">
      <style:table-column-properties style:column-width="13.998cm" style:rel-column-width="539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style:vertical-align=""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5"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6" style:family="paragraph" style:parent-style-name="MScoreTitel">
      <style:paragraph-properties fo:text-align="start" style:justify-single-word="false"/>
      <style:text-properties fo:color="#ffffff" fo:font-weight="bold" style:font-weight-asian="bold" style:font-weight-complex="bold"/>
    </style:style>
    <style:style style:name="P7"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8" style:family="paragraph" style:parent-style-name="Heading_20_2">
      <style:paragraph-properties fo:break-before="page"/>
    </style:style>
    <style:style style:name="P9" style:family="paragraph" style:parent-style-name="Contents_20_Heading">
      <style:paragraph-properties fo:break-before="page"/>
    </style:style>
    <style:style style:name="P10" style:family="paragraph" style:parent-style-name="Text_20_body">
      <style:paragraph-properties fo:break-before="page"/>
    </style:style>
    <style:style style:name="P11"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12" style:family="paragraph" style:parent-style-name="MScoreTitel">
      <style:paragraph-properties fo:text-align="end" style:justify-single-word="false" fo:background-color="transparent">
        <style:background-image/>
      </style:paragraph-properties>
      <style:text-properties fo:color="#000000" fo:font-size="24pt" fo:background-color="transparent" style:font-size-asian="24pt" style:font-size-complex="24pt"/>
    </style:style>
    <style:style style:name="P13" style:family="paragraph" style:parent-style-name="Table_20_Contents">
      <style:text-properties style:font-name="Times1" fo:font-size="12pt" style:font-size-asian="10.5pt"/>
    </style:style>
    <style:style style:name="P14" style:family="paragraph" style:parent-style-name="Preformatted_20_Text">
      <style:paragraph-properties fo:margin-top="0cm" fo:margin-bottom="0.499cm"/>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1">
      <style:paragraph-properties fo:margin-top="0cm" fo:margin-bottom="0cm"/>
    </style:style>
    <style:style style:name="P38" style:family="paragraph" style:parent-style-name="Text_20_body" style:list-style-name="L2">
      <style:paragraph-properties fo:margin-top="0cm" fo:margin-bottom="0cm"/>
    </style:style>
    <style:style style:name="P39" style:family="paragraph" style:parent-style-name="Text_20_body" style:list-style-name="L8">
      <style:paragraph-properties fo:margin-top="0cm" fo:margin-bottom="0cm"/>
    </style:style>
    <style:style style:name="P40" style:family="paragraph" style:parent-style-name="Text_20_body" style:list-style-name="L9">
      <style:paragraph-properties fo:margin-top="0cm" fo:margin-bottom="0cm"/>
    </style:style>
    <style:style style:name="P41" style:family="paragraph" style:parent-style-name="Text_20_body" style:list-style-name="L10">
      <style:paragraph-properties fo:margin-top="0cm" fo:margin-bottom="0cm"/>
    </style:style>
    <style:style style:name="P42" style:family="paragraph" style:parent-style-name="Text_20_body" style:list-style-name="L11">
      <style:paragraph-properties fo:margin-top="0cm" fo:margin-bottom="0cm"/>
    </style:style>
    <style:style style:name="P43" style:family="paragraph" style:parent-style-name="Text_20_body" style:list-style-name="L12">
      <style:paragraph-properties fo:margin-top="0cm" fo:margin-bottom="0cm"/>
    </style:style>
    <style:style style:name="P44" style:family="paragraph" style:parent-style-name="Text_20_body" style:list-style-name="L14">
      <style:paragraph-properties fo:margin-top="0cm" fo:margin-bottom="0cm"/>
    </style:style>
    <style:style style:name="P45" style:family="paragraph" style:parent-style-name="Text_20_body" style:list-style-name="L15">
      <style:paragraph-properties fo:margin-top="0cm" fo:margin-bottom="0cm"/>
    </style:style>
    <style:style style:name="P46" style:family="paragraph" style:parent-style-name="Text_20_body" style:list-style-name="L17">
      <style:paragraph-properties fo:margin-top="0cm" fo:margin-bottom="0cm"/>
    </style:style>
    <style:style style:name="P47" style:family="paragraph" style:parent-style-name="Text_20_body" style:list-style-name="L19">
      <style:paragraph-properties fo:margin-top="0cm" fo:margin-bottom="0cm"/>
    </style:style>
    <style:style style:name="P48" style:family="paragraph" style:parent-style-name="Heading_20_1" style:list-style-name="">
      <style:paragraph-properties fo:text-align="start" style:justify-single-word="false"/>
    </style:style>
    <style:style style:name="P49" style:family="paragraph" style:parent-style-name="Heading_20_1">
      <style:paragraph-properties fo:break-before="page"/>
    </style:style>
    <style:style style:name="P50" style:family="paragraph" style:parent-style-name="Heading_20_1">
      <style:paragraph-properties fo:text-align="start" style:justify-single-word="false" fo:break-before="page"/>
    </style:style>
    <style:style style:name="P51"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P52" style:family="paragraph" style:parent-style-name="MScoreTitel">
      <style:paragraph-properties fo:text-align="end" style:justify-single-word="false" fo:background-color="transparent">
        <style:background-image/>
      </style:paragraph-properties>
      <style:text-properties fo:color="#000000" fo:font-size="24pt" fo:background-color="transparent" style:font-size-asian="24pt" style:font-size-complex="24pt"/>
    </style:style>
    <style:style style:name="P53" style:family="paragraph" style:parent-style-name="Preformatted_20_Text" style:list-style-name="L1"/>
    <style:style style:name="P54" style:family="paragraph" style:parent-style-name="Preformatted_20_Text" style:list-style-name="L2"/>
    <style:style style:name="P55" style:family="paragraph" style:parent-style-name="Preformatted_20_Text" style:list-style-name="L3"/>
    <style:style style:name="P56" style:family="paragraph" style:parent-style-name="Preformatted_20_Text" style:list-style-name="L4"/>
    <style:style style:name="P57" style:family="paragraph" style:parent-style-name="Preformatted_20_Text" style:list-style-name="L5"/>
    <style:style style:name="P58" style:family="paragraph" style:parent-style-name="Preformatted_20_Text" style:list-style-name="L6"/>
    <style:style style:name="P59" style:family="paragraph" style:parent-style-name="Preformatted_20_Text" style:list-style-name="L10"/>
    <style:style style:name="P60" style:family="paragraph" style:parent-style-name="Preformatted_20_Text" style:list-style-name="L12"/>
    <style:style style:name="P61" style:family="paragraph" style:parent-style-name="Preformatted_20_Text" style:list-style-name="L13"/>
    <style:style style:name="P62" style:family="paragraph" style:parent-style-name="Preformatted_20_Text" style:list-style-name="L15"/>
    <style:style style:name="P63" style:family="paragraph" style:parent-style-name="Preformatted_20_Text" style:list-style-name="L19"/>
    <style:style style:name="P64" style:family="paragraph" style:parent-style-name="Preformatted_20_Text" style:list-style-name="L1">
      <style:paragraph-properties fo:margin-top="0cm" fo:margin-bottom="0.499cm"/>
    </style:style>
    <style:style style:name="P65" style:family="paragraph" style:parent-style-name="Preformatted_20_Text" style:list-style-name="L2">
      <style:paragraph-properties fo:margin-top="0cm" fo:margin-bottom="0.499cm"/>
    </style:style>
    <style:style style:name="P66" style:family="paragraph" style:parent-style-name="Preformatted_20_Text" style:list-style-name="L3">
      <style:paragraph-properties fo:margin-top="0cm" fo:margin-bottom="0.499cm"/>
    </style:style>
    <style:style style:name="P67" style:family="paragraph" style:parent-style-name="Preformatted_20_Text" style:list-style-name="L4">
      <style:paragraph-properties fo:margin-top="0cm" fo:margin-bottom="0.499cm"/>
    </style:style>
    <style:style style:name="P68" style:family="paragraph" style:parent-style-name="Preformatted_20_Text" style:list-style-name="L5">
      <style:paragraph-properties fo:margin-top="0cm" fo:margin-bottom="0.499cm"/>
    </style:style>
    <style:style style:name="P69" style:family="paragraph" style:parent-style-name="Preformatted_20_Text" style:list-style-name="L6">
      <style:paragraph-properties fo:margin-top="0cm" fo:margin-bottom="0.499cm"/>
    </style:style>
    <style:style style:name="P70" style:family="paragraph" style:parent-style-name="Preformatted_20_Text" style:list-style-name="L10">
      <style:paragraph-properties fo:margin-top="0cm" fo:margin-bottom="0.499cm"/>
    </style:style>
    <style:style style:name="P71" style:family="paragraph" style:parent-style-name="Preformatted_20_Text" style:list-style-name="L12">
      <style:paragraph-properties fo:margin-top="0cm" fo:margin-bottom="0.499cm"/>
    </style:style>
    <style:style style:name="P72" style:family="paragraph" style:parent-style-name="Preformatted_20_Text" style:list-style-name="L13">
      <style:paragraph-properties fo:margin-top="0cm" fo:margin-bottom="0.499cm"/>
    </style:style>
    <style:style style:name="P73" style:family="paragraph" style:parent-style-name="Preformatted_20_Text" style:list-style-name="L15">
      <style:paragraph-properties fo:margin-top="0cm" fo:margin-bottom="0.499cm"/>
    </style:style>
    <style:style style:name="P74" style:family="paragraph" style:parent-style-name="Preformatted_20_Text" style:list-style-name="L19">
      <style:paragraph-properties fo:margin-top="0cm" fo:margin-bottom="0.499cm"/>
    </style:style>
    <style:style style:name="T1" style:family="text">
      <style:text-properties fo:font-size="10pt" style:font-size-asian="10pt" style:font-size-complex="10pt"/>
    </style:style>
    <style:style style:name="T2" style:family="text">
      <style:text-properties style:text-underline-style="none"/>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0">
        <draw:text-box fo:min-height="1.528cm">
          <text:p text:style-name="P3">Copyright 2010-2012 Werner Schweer</text:p>
          <text:p text:style-name="P3"/>
        </draw:text-box>
      </draw:frame>
      <text:p text:style-name="P51"/>
      <text:p text:style-name="P11"><draw:frame draw:style-name="fr3" draw:name="Grafik2" text:anchor-type="paragraph" svg:width="14.998cm" svg:height="3.272cm" draw:z-index="1"><draw:image xlink:href="Pictures/20000002000002460000007FDB37C70D.eps" xlink:type="simple" xlink:show="embed" xlink:actuate="onLoad"/></draw:frame>2.0</text:p>
      <text:p text:style-name="P11"/>
      <text:p text:style-name="P11"/>
      <text:p text:style-name="P11"/>
      <text:p text:style-name="P11"/>
      <text:p text:style-name="P12">Design </text:p>
      <text:p text:style-name="P12">&amp; Implementation</text:p>
      <text:p text:style-name="P7"/>
      <text:p text:style-name="P4"/>
      <text:p text:style-name="P4"/>
      <text:p text:style-name="P5"/>
      <text:p text:style-name="P5"/>
      <text:p text:style-name="P5"/>
      <text:p text:style-name="P5"/>
      <text:p text:style-name="P5"/>
      <text:p text:style-name="P5">sdsdsdsdsd</text:p>
      <text:p text:style-name="P5"/>
      <text:p text:style-name="P5"/>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16">Layout<text:tab/>4</text:p>
          <text:p text:style-name="P15">Element positions<text:tab/>4</text:p>
          <text:p text:style-name="P16">Linked Parts (Excerpts)<text:tab/>5</text:p>
          <text:p text:style-name="P15">Mscx File Representation<text:tab/>5</text:p>
          <text:p text:style-name="P16">Revisions<text:tab/>7</text:p>
          <text:p text:style-name="P15">Mscx File Representation<text:tab/>7</text:p>
          <text:p text:style-name="P16">MScore Coding Style<text:tab/>8</text:p>
          <text:p text:style-name="P15">Indentation<text:tab/>9</text:p>
          <text:p text:style-name="P15">Declaring variables<text:tab/>9</text:p>
          <text:p text:style-name="P15">Whitespace<text:tab/>9</text:p>
          <text:p text:style-name="P15">Braces<text:tab/>10</text:p>
          <text:p text:style-name="P15">Parentheses<text:tab/>12</text:p>
          <text:p text:style-name="P15">Switch statements<text:tab/>12</text:p>
          <text:p text:style-name="P15">Line breaks<text:tab/>12</text:p>
          <text:p text:style-name="P15">General exception<text:tab/>13</text:p>
          <text:p text:style-name="P16">Coding Conventions<text:tab/>13</text:p>
          <text:p text:style-name="P15">C++ features<text:tab/>13</text:p>
          <text:p text:style-name="P15">Conventions in Qt source code<text:tab/>13</text:p>
          <text:p text:style-name="P15">Including headers ##<text:tab/>14</text:p>
          <text:p text:style-name="P15">Casting ##<text:tab/>14</text:p>
          <text:p text:style-name="P15">Compiler/Platform specific issues ##<text:tab/>14</text:p>
          <text:p text:style-name="P15">Aestethics ##<text:tab/>16</text:p>
          <text:p text:style-name="P15">Things to avoid<text:tab/>16</text:p>
          <text:p text:style-name="P15">Binary and Source Compatibility<text:tab/>17</text:p>
          <text:p text:style-name="P15">Namespacing<text:tab/>17</text:p>
          <text:p text:style-name="P17">Conventions for public header files<text:tab/>17</text:p>
        </text:index-body>
      </text:table-of-content>
      <text:h text:style-name="P48" text:outline-level="1"/>
      <text:h text:style-name="P50" text:outline-level="1">Layout</text:h>
      <text:h text:style-name="Heading_20_2" text:outline-level="2">Element positions</text:h>
      <text:p text:style-name="Text_20_body">The screen position of an visible element is computed from three values:</text:p>
      <table:table table:name="Tabelle1" table:style-name="Tabelle1">
        <table:table-column table:style-name="Tabelle1.A"/>
        <table:table-column table:style-name="Tabelle1.B"/>
        <table:table-row>
          <table:table-cell table:style-name="Tabelle1.A1" office:value-type="string">
            <text:p text:style-name="P13">AP</text:p>
          </table:table-cell>
          <table:table-cell table:style-name="Tabelle1.B1" office:value-type="string">
            <text:p text:style-name="P13">Anchor position of element. This is usually the position of the parent element.</text:p>
          </table:table-cell>
        </table:table-row>
        <table:table-row>
          <table:table-cell table:style-name="Tabelle1.A2" office:value-type="string">
            <text:p text:style-name="P13">LO</text:p>
          </table:table-cell>
          <table:table-cell table:style-name="Tabelle1.B2" office:value-type="string">
            <text:p text:style-name="P13">Layout Offset, computed in the layout engine</text:p>
          </table:table-cell>
        </table:table-row>
        <table:table-row>
          <table:table-cell table:style-name="Tabelle1.A2" office:value-type="string">
            <text:p text:style-name="P13">UO</text:p>
          </table:table-cell>
          <table:table-cell table:style-name="Tabelle1.B2" office:value-type="string">
            <text:p text:style-name="P13">User Offset, created by dragging an element by the user</text:p>
          </table:table-cell>
        </table:table-row>
      </table:table>
      <text:p text:style-name="Text_20_body"/>
      <text:p text:style-name="Text_20_body">The display position is computed as:</text:p>
      <text:p text:style-name="First_20_line_20_indent">Display Position = AP + LO + UO</text:p>
      <text:p text:style-name="Text_20_body">The element anchor position is usually the position of the parent element.</text:p>
      <text:p text:style-name="Text_20_body">The saved position in a MuseScore file is computed as:</text:p>
      <text:p text:style-name="First_20_line_20_indent">Saved Position = LO + UO</text:p>
      <text:p text:style-name="Text_20_body">On read the saved position is written to the <text:span text:style-name="T2">UserOffset</text:span> (UO). The LayoutOffset (LO) is set to zero. On the first call of layout() the values for UO and LO are reconstructed. The condition LO==0 is used to determine the first call to layout(). </text:p>
      <text:p text:style-name="Text_20_body">After first Layout the values are computed as (RP = read position from file)</text:p>
      <text:p text:style-name="Preformatted_20_Text"><text:span text:style-name="Source_20_Text"><text:span text:style-name="T1"><text:tab/>void Element::adjustReadPos()</text:span></text:span></text:p>
      <text:p text:style-name="Preformatted_20_Text"><text:span text:style-name="Source_20_Text"><text:span text:style-name="T1"><text:s text:c="12"/>{</text:span></text:span></text:p>
      <text:p text:style-name="Preformatted_20_Text"><text:span text:style-name="Source_20_Text"><text:span text:style-name="T1"><text:s text:c="12"/>if (RP != 0) {</text:span></text:span></text:p>
      <text:p text:style-name="Preformatted_20_Text"><text:span text:style-name="Source_20_Text"><text:span text:style-name="T1"><text:tab/><text:tab/> <text:s text:c="5"/>UO = RP – newLO;</text:span></text:span></text:p>
      <text:p text:style-name="Preformatted_20_Text"><text:span text:style-name="Source_20_Text"><text:span text:style-name="T1"><text:tab/> <text:s text:c="11"/>RP = 0;</text:span></text:span></text:p>
      <text:p text:style-name="Preformatted_20_Text"><text:span text:style-name="Source_20_Text"><text:span text:style-name="T1"><text:tab/><text:tab/> <text:s text:c="5"/>}</text:span></text:span></text:p>
      <text:p text:style-name="Preformatted_20_Text"><text:span text:style-name="Source_20_Text"><text:span text:style-name="T1"><text:s text:c="12"/>}</text:span></text:span></text:p>
      <text:p text:style-name="Preformatted_20_Text"><text:span text:style-name="Source_20_Text"><text:span text:style-name="T1"/></text:span></text:p>
      <text:p text:style-name="Text_20_body">Older MuseScore versions (&lt;= 0.9.6) do only save the UO value. If loaded with a different MuseScore version than created, the position of certain elements may differ, as the layout algorithm (and the LO value) may have changed. This is avoided with the above scheme.</text:p>
      <text:p text:style-name="Text_20_body"/>
      <text:p text:style-name="Text_20_body">Caveats: adjustReadPos() has to be applied after the first complete layout of an element. This also means that a second layout() call should not change any element position. The layout has to be done in one pass.</text:p>
      <text:p text:style-name="P10"/>
      <text:h text:style-name="Heading_20_1" text:outline-level="1">Spanner</text:h>
      <text:p text:style-name="Text_20_body">Spanner are elements with two anchors.</text:p>
      <text:p text:style-name="Text_20_body">List of spanners:</text:p>
      <table:table table:name="Tabelle2" table:style-name="Tabelle2">
        <table:table-column table:style-name="Tabelle2.A"/>
        <table:table-column table:style-name="Tabelle2.B"/>
        <table:table-row>
          <table:table-cell table:style-name="Tabelle2.A1" office:value-type="string">
            <text:p text:style-name="P13">Spanner</text:p>
          </table:table-cell>
          <table:table-cell table:style-name="Tabelle2.B1" office:value-type="string">
            <text:p text:style-name="P13">Anchor</text:p>
          </table:table-cell>
        </table:table-row>
        <table:table-row>
          <table:table-cell table:style-name="Tabelle2.A2" office:value-type="string">
            <text:p text:style-name="P13">HairPin</text:p>
          </table:table-cell>
          <table:table-cell table:style-name="Tabelle2.B9" office:value-type="string">
            <text:p text:style-name="P13">Segment</text:p>
          </table:table-cell>
        </table:table-row>
        <table:table-row>
          <table:table-cell table:style-name="Tabelle2.A9" office:value-type="string">
            <text:p text:style-name="P13">Ottava</text:p>
          </table:table-cell>
          <table:table-cell table:style-name="Tabelle2.B9" office:value-type="string">
            <text:p text:style-name="P13">Segment</text:p>
          </table:table-cell>
        </table:table-row>
        <table:table-row>
          <table:table-cell table:style-name="Tabelle2.A9" office:value-type="string">
            <text:p text:style-name="P13">Pedal</text:p>
          </table:table-cell>
          <table:table-cell table:style-name="Tabelle2.B9" office:value-type="string">
            <text:p text:style-name="P13">Segment</text:p>
          </table:table-cell>
        </table:table-row>
        <table:table-row>
          <table:table-cell table:style-name="Tabelle2.A9" office:value-type="string">
            <text:p text:style-name="P13">Trill</text:p>
          </table:table-cell>
          <table:table-cell table:style-name="Tabelle2.B9" office:value-type="string">
            <text:p text:style-name="P13">Segment</text:p>
          </table:table-cell>
        </table:table-row>
        <table:table-row>
          <table:table-cell table:style-name="Tabelle2.A9" office:value-type="string">
            <text:p text:style-name="P13">TextLine</text:p>
          </table:table-cell>
          <table:table-cell table:style-name="Tabelle2.B9" office:value-type="string">
            <text:p text:style-name="P13">Segment</text:p>
          </table:table-cell>
        </table:table-row>
        <table:table-row>
          <table:table-cell table:style-name="Tabelle2.A9" office:value-type="string">
            <text:p text:style-name="P13">Volta</text:p>
          </table:table-cell>
          <table:table-cell table:style-name="Tabelle2.B9" office:value-type="string">
            <text:p text:style-name="P13">Measure</text:p>
          </table:table-cell>
        </table:table-row>
        <table:table-row>
          <table:table-cell table:style-name="Tabelle2.A9" office:value-type="string">
            <text:p text:style-name="P13">Slur</text:p>
          </table:table-cell>
          <table:table-cell table:style-name="Tabelle2.B9" office:value-type="string">
            <text:p text:style-name="P13">Chord</text:p>
          </table:table-cell>
        </table:table-row>
        <table:table-row>
          <table:table-cell table:style-name="Tabelle2.A9" office:value-type="string">
            <text:p text:style-name="P13">Tie</text:p>
          </table:table-cell>
          <table:table-cell table:style-name="Tabelle2.B9" office:value-type="string">
            <text:p text:style-name="P13">Note</text:p>
          </table:table-cell>
        </table:table-row>
      </table:table>
      <text:p text:style-name="Text_20_body"/>
      <text:h text:style-name="P49" text:outline-level="1">Linked Parts (Excerpts)</text:h>
      <text:h text:style-name="Heading_20_2" text:outline-level="2">Mscx File Representation</text:h>
      <text:p text:style-name="Preformatted_20_Text"/>
      <text:p text:style-name="Preformatted_20_Text">&lt;museScore&gt;</text:p>
      <text:p text:style-name="Preformatted_20_Text">&lt;Score&gt; <text:s text:c="26"/><text:tab/><text:tab/>// main score</text:p>
      <text:p text:style-name="Preformatted_20_Text"><text:s text:c="4"/>&lt;Part&gt;</text:p>
      <text:p text:style-name="Preformatted_20_Text"><text:s text:c="6"/>&lt;Staff id=1&gt;</text:p>
      <text:p text:style-name="Preformatted_20_Text"><text:s text:c="8"/>&lt;/Staff&gt;</text:p>
      <text:p text:style-name="Preformatted_20_Text"><text:s text:c="6"/>&lt;/Part&gt;</text:p>
      <text:p text:style-name="Preformatted_20_Text"><text:s text:c="4"/>&lt;Part&gt;</text:p>
      <text:p text:style-name="Preformatted_20_Text"><text:s text:c="6"/>&lt;Staff id=2&gt;</text:p>
      <text:p text:style-name="Preformatted_20_Text"><text:s text:c="8"/>&lt;/Staff&gt;</text:p>
      <text:p text:style-name="Preformatted_20_Text"><text:s text:c="6"/>&lt;/Part&gt;</text:p>
      <text:p text:style-name="Preformatted_20_Text"><text:s text:c="4"/>&lt;Part&gt;</text:p>
      <text:p text:style-name="Preformatted_20_Text"><text:s text:c="6"/>&lt;Staff id=3&gt;</text:p>
      <text:p text:style-name="Preformatted_20_Text"><text:s text:c="8"/>&lt;/Staff&gt;</text:p>
      <text:p text:style-name="Preformatted_20_Text"><text:s text:c="6"/>&lt;/Part&gt;</text:p>
      <text:p text:style-name="Preformatted_20_Text"><text:s text:c="4"/>&lt;Staff id=1&gt;</text:p>
      <text:p text:style-name="Preformatted_20_Text"><text:s text:c="6"/>...</text:p>
      <text:p text:style-name="Preformatted_20_Text"><text:s text:c="6"/>&lt;/Staff&gt;</text:p>
      <text:p text:style-name="Preformatted_20_Text"><text:s text:c="4"/>&lt;Staff id=2&gt;</text:p>
      <text:p text:style-name="Preformatted_20_Text"><text:s text:c="6"/>...</text:p>
      <text:p text:style-name="Preformatted_20_Text"><text:s text:c="6"/>&lt;/Staff&gt;</text:p>
      <text:p text:style-name="Preformatted_20_Text"><text:s text:c="4"/>&lt;Staff id=3&gt;</text:p>
      <text:p text:style-name="Preformatted_20_Text"><text:s text:c="6"/>...</text:p>
      <text:p text:style-name="Preformatted_20_Text"><text:s text:c="6"/>&lt;/Staff&gt;</text:p>
      <text:p text:style-name="Preformatted_20_Text"/>
      <text:p text:style-name="Preformatted_20_Text"><text:s text:c="4"/>&lt;Score&gt; <text:s text:c="28"/><text:tab/>// derived score (part 1)</text:p>
      <text:p text:style-name="Preformatted_20_Text"><text:s text:c="6"/>&lt;Part&gt;</text:p>
      <text:p text:style-name="Preformatted_20_Text"><text:s text:c="8"/>&lt;Staff id=1&gt;</text:p>
      <text:p text:style-name="Preformatted_20_Text"><text:s text:c="10"/>&lt;linkedTo&gt;1&lt;/linkedTo&gt; <text:s text:c="6"/><text:tab/>// link staff to main score</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7"/><text:tab/>// part 2</text:p>
      <text:p text:style-name="Preformatted_20_Text"><text:s text:c="6"/>&lt;Part&gt;</text:p>
      <text:p text:style-name="Preformatted_20_Text"><text:s text:c="8"/>&lt;Staff id=1&gt;</text:p>
      <text:p text:style-name="Preformatted_20_Text"><text:s text:c="10"/>&lt;linkedTo&gt;2&lt;/linkedTo&gt;</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5"/><text:tab/>// part 3</text:p>
      <text:p text:style-name="Preformatted_20_Text"><text:s text:c="6"/>&lt;Part&gt;</text:p>
      <text:p text:style-name="Preformatted_20_Text"><text:s text:c="8"/>&lt;Staff id=1&gt;</text:p>
      <text:p text:style-name="Preformatted_20_Text"><text:s text:c="10"/>&lt;linkedTo&gt;3&lt;/linkedTo&gt;</text:p>
      <text:p text:style-name="Preformatted_20_Text"><text:s text:c="10"/>&lt;/Staff&gt;</text:p>
      <text:p text:style-name="Preformatted_20_Text"><text:s text:c="6"/>&lt;Staff id=1&gt;</text:p>
      <text:p text:style-name="Preformatted_20_Text"><text:soft-page-break/><text:s text:c="8"/>...</text:p>
      <text:p text:style-name="Preformatted_20_Text"><text:s text:c="8"/>&lt;Staff&gt;</text:p>
      <text:p text:style-name="Preformatted_20_Text"><text:s text:c="6"/>&lt;/Score&gt;</text:p>
      <text:p text:style-name="Preformatted_20_Text"/>
      <text:p text:style-name="Preformatted_20_Text"><text:s text:c="4"/>&lt;/Score&gt;</text:p>
      <text:p text:style-name="Preformatted_20_Text"><text:s text:c="2"/>&lt;/museScore&gt;</text:p>
      <text:p text:style-name="Preformatted_20_Text"/>
      <text:h text:style-name="P49" text:outline-level="1">Revisions</text:h>
      <text:h text:style-name="Heading_20_2" text:outline-level="2">Mscx File Representation</text:h>
      <text:p text:style-name="Preformatted_20_Text">&lt;museScore&gt;</text:p>
      <text:p text:style-name="Preformatted_20_Text"><text:s text:c="2"/>...</text:p>
      <text:p text:style-name="Preformatted_20_Text"><text:s text:c="2"/>...</text:p>
      <text:p text:style-name="Preformatted_20_Text"><text:s text:c="2"/>&lt;Score&gt;</text:p>
      <text:p text:style-name="Preformatted_20_Text"><text:s text:c="4"/>...</text:p>
      <text:p text:style-name="Preformatted_20_Text"><text:s text:c="4"/>...</text:p>
      <text:p text:style-name="Preformatted_20_Text"><text:s text:c="4"/>&lt;/Score&gt;</text:p>
      <text:p text:style-name="Preformatted_20_Text"/>
      <text:p text:style-name="Preformatted_20_Text"><text:s text:c="2"/>&lt;Revision&gt;</text:p>
      <text:p text:style-name="Preformatted_20_Text"><text:s text:c="4"/>&lt;id&gt;1&lt;/id&gt;</text:p>
      <text:p text:style-name="Preformatted_20_Text"><text:s text:c="4"/>&lt;date&gt;12.03.2011&lt;/date&gt;</text:p>
      <text:p text:style-name="Preformatted_20_Text"><text:s text:c="4"/>&lt;diff&gt;</text:p>
      <text:p text:style-name="Preformatted_20_Text"><text:s text:c="6"/>...</text:p>
      <text:p text:style-name="Preformatted_20_Text"><text:s text:c="6"/>diff text</text:p>
      <text:p text:style-name="Preformatted_20_Text"><text:s text:c="6"/>...</text:p>
      <text:p text:style-name="Preformatted_20_Text"><text:s text:c="6"/>&lt;/diff&gt;</text:p>
      <text:p text:style-name="Preformatted_20_Text"><text:s text:c="4"/>&lt;/Revision&gt;</text:p>
      <text:p text:style-name="Preformatted_20_Text"><text:s text:c="2"/>&lt;Revision&gt;</text:p>
      <text:p text:style-name="Preformatted_20_Text"><text:s text:c="4"/>&lt;id&gt;2&lt;/id&gt;</text:p>
      <text:p text:style-name="Preformatted_20_Text"><text:s text:c="4"/>&lt;date&gt;04.05.2011&lt;/date&gt;</text:p>
      <text:p text:style-name="Preformatted_20_Text"><text:s text:c="4"/>&lt;diff&gt;</text:p>
      <text:p text:style-name="Preformatted_20_Text"><text:s text:c="6"/>...</text:p>
      <text:p text:style-name="Preformatted_20_Text"><text:s text:c="6"/>...</text:p>
      <text:p text:style-name="Preformatted_20_Text"><text:s text:c="6"/>&lt;/diff&gt;</text:p>
      <text:p text:style-name="Preformatted_20_Text"><text:s text:c="4"/>&lt;/Revision&gt;</text:p>
      <text:p text:style-name="Preformatted_20_Text"><text:s text:c="2"/>&lt;/museScore&gt;</text:p>
      <text:p text:style-name="Preformatted_20_Text"/>
      <text:p text:style-name="Text_20_body">Revision Id's are numbered from 1 (oldest) to n (newest). Branches have an Id in the form '3.1'. </text:p>
      <text:h text:style-name="P49" text:outline-level="1">MScore Coding Style</text:h>
      <text:p text:style-name="Text_20_body">This is an overview of the coding conventions used when writing MuseScore code. The MScore coding style is mostly derived from <text:span text:style-name="Internet_20_link">http://qt.gitorious.org/qt/pages/QtCodingStyle.</text:span> </text:p>
      <text:h text:style-name="P8" text:outline-level="2">Indentation</text:h>
      <text:p text:style-name="List_20_1">6 spaces are used for indentation</text:p>
      <text:p text:style-name="List_20_1">Spaces, not tabs!</text:p>
      <text:h text:style-name="Heading_20_2" text:outline-level="2">Declaring variables</text:h>
      <text:list xml:id="list1050008537" text:style-name="L1">
        <text:list-item>
          <text:p text:style-name="P37">Declare each variable on a separate line</text:p>
        </text:list-item>
        <text:list-item>
          <text:p text:style-name="P37">Avoid short (e.g. “a”, “rbarr”, “nughdeget”) names whenever possible</text:p>
        </text:list-item>
        <text:list-item>
          <text:p text:style-name="P37">Single character variable names are only okay for counters and temporaries, where the purpose of the variable is obvious</text:p>
        </text:list-item>
        <text:list-item>
          <text:p text:style-name="P18">Wait with declaring a variable until it is needed</text:p>
        </text:list-item>
      </text:list>
      <text:p text:style-name="Preformatted_20_Text"><text:span text:style-name="Source_20_Text"><text:tab/>// Wrong</text:span></text:p>
      <text:p text:style-name="Preformatted_20_Text"><text:span text:style-name="Source_20_Text"><text:tab/>int a, b; <text:s/></text:span></text:p>
      <text:p text:style-name="Preformatted_20_Text"><text:span text:style-name="Source_20_Text"><text:tab/>char *c, *d;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nt height; <text:s/></text:span></text:p>
      <text:p text:style-name="Preformatted_20_Text"><text:span text:style-name="Source_20_Text"><text:tab/>int width; <text:s/></text:span></text:p>
      <text:p text:style-name="Preformatted_20_Text"><text:span text:style-name="Source_20_Text"><text:tab/>char* nameOfThis; <text:s/></text:span></text:p>
      <text:p text:style-name="P14"><text:span text:style-name="Source_20_Text"><text:tab/>char* nameOfThat; <text:s/></text:span></text:p>
      <text:list xml:id="list756140583" text:continue-numbering="true" text:style-name="L1">
        <text:list-item>
          <text:p text:style-name="P18">Variables and functions start with a small letter. Each consecive word in a variable’s name starts with a capital letter</text:p>
        </text:list-item>
        <text:list-item>
          <text:p text:style-name="P18">Do not code the type of a variable into the name</text:p>
        </text:list-item>
      </text:list>
      <text:p text:style-name="Preformatted_20_Text"><text:tab/><text:span text:style-name="Source_20_Text"><text:span text:style-name="T1">// Wrong</text:span></text:span></text:p>
      <text:p text:style-name="Preformatted_20_Text"><text:span text:style-name="Source_20_Text"><text:span text:style-name="T1"><text:tab/>int iHeight;</text:span></text:span></text:p>
      <text:p text:style-name="Preformatted_20_Text"><text:span text:style-name="Source_20_Text"><text:span text:style-name="T1"><text:tab/>// Correct</text:span></text:span></text:p>
      <text:p text:style-name="Preformatted_20_Text"><text:span text:style-name="Source_20_Text"><text:span text:style-name="T1"><text:tab/>int height;</text:span></text:span></text:p>
      <text:p text:style-name="Text_20_body"><text:span text:style-name="Source_20_Text"/></text:p>
      <text:list xml:id="list2061654411" text:continue-numbering="true" text:style-name="L1">
        <text:list-item>
          <text:p text:style-name="P18">Avoid abbreviations</text:p>
          <text:p text:style-name="P53"><text:span text:style-name="Source_20_Text">// Wrong</text:span></text:p>
          <text:p text:style-name="P53"><text:span text:style-name="Source_20_Text">short Cntr; <text:s/></text:span></text:p>
          <text:p text:style-name="P53"><text:span text:style-name="Source_20_Text">char ITEM_DELIM = '\t'; <text:s/></text:span></text:p>
          <text:p text:style-name="P53"/>
          <text:p text:style-name="P53"><text:span text:style-name="Source_20_Text">// Correct <text:s/></text:span></text:p>
          <text:p text:style-name="P53"><text:span text:style-name="Source_20_Text">short counter; <text:s/></text:span></text:p>
          <text:p text:style-name="P64"><text:span text:style-name="Source_20_Text">char itemDelimiter = '\t'; <text:s/></text:span></text:p>
        </text:list-item>
        <text:list-item>
          <text:p text:style-name="P18">Classes always start with a big letter.</text:p>
        </text:list-item>
      </text:list>
      <text:h text:style-name="Heading_20_2" text:outline-level="2">Whitespace</text:h>
      <text:list xml:id="list1558207390" text:style-name="L2">
        <text:list-item>
          <text:p text:style-name="P38">Use blank lines to group statements together where suited</text:p>
        </text:list-item>
        <text:list-item>
          <text:p text:style-name="P38">Always use only one blank line</text:p>
        </text:list-item>
        <text:list-item>
          <text:p text:style-name="P19">Always use a single space after a keyword, and before a curly brace.</text:p>
          <text:p text:style-name="P54"><text:span text:style-name="Source_20_Text">// Wrong</text:span></text:p>
          <text:p text:style-name="P54"><text:soft-page-break/><text:span text:style-name="Source_20_Text">if(foo){ <text:s/></text:span></text:p>
          <text:list>
            <text:list-header>
              <text:p text:style-name="P54"><text:span text:style-name="Source_20_Text">} <text:s/></text:span></text:p>
            </text:list-header>
          </text:list>
          <text:p text:style-name="P54"/>
          <text:p text:style-name="P54"><text:span text:style-name="Source_20_Text">// Correct <text:s/></text:span></text:p>
          <text:p text:style-name="P54"><text:span text:style-name="Source_20_Text">if (foo) { <text:s/></text:span></text:p>
          <text:list text:continue-numbering="true">
            <text:list-header>
              <text:p text:style-name="P65"><text:span text:style-name="Source_20_Text">} <text:s/></text:span></text:p>
            </text:list-header>
          </text:list>
        </text:list-item>
        <text:list-item>
          <text:p text:style-name="P19">For pointers or references, there is no space between the type and ‘*’ or ‘&amp;’, but one space between the ‘*’ or ‘&amp;’ and the variable name.</text:p>
          <text:p text:style-name="P54"><text:span text:style-name="Source_20_Text">char* x;</text:span></text:p>
          <text:p text:style-name="P54"><text:span text:style-name="Source_20_Text">const QString&amp; myString; <text:s/></text:span></text:p>
          <text:p text:style-name="P65"><text:span text:style-name="Source_20_Text">const char* const y = "hello";</text:span></text:p>
        </text:list-item>
        <text:list-item>
          <text:p text:style-name="P19">No space after a cast.</text:p>
        </text:list-item>
        <text:list-item>
          <text:p text:style-name="P19">Avoid C-style casts when possible.</text:p>
          <text:p text:style-name="P54"><text:span text:style-name="Source_20_Text">// Wrong</text:span></text:p>
          <text:p text:style-name="P54"><text:span text:style-name="Source_20_Text">char *blockOfMemory = (char*) malloc(data.size()); <text:s/></text:span></text:p>
          <text:p text:style-name="P54"/>
          <text:p text:style-name="P54"><text:span text:style-name="Source_20_Text">// Correct <text:s/></text:span></text:p>
          <text:p text:style-name="P54"><text:span text:style-name="Source_20_Text">char* blockOfMemory = (char*)malloc(data.size()); <text:s/></text:span></text:p>
          <text:p text:style-name="P65"><text:span text:style-name="Source_20_Text">char* blockOfMemory = reinterpret_cast&lt;char*&gt;(malloc(data.size())); <text:s/></text:span></text:p>
        </text:list-item>
      </text:list>
      <text:h text:style-name="Heading_20_2" text:outline-level="2">Braces</text:h>
      <text:list xml:id="list2046810974" text:style-name="L3">
        <text:list-item>
          <text:p text:style-name="P20">As a base rule, the left curly brace goes on the same line as the start of the statement:</text:p>
          <text:p text:style-name="P55"><text:span text:style-name="Source_20_Text">// Wrong</text:span></text:p>
          <text:p text:style-name="P55"><text:span text:style-name="Source_20_Text">if (codec) <text:s/></text:span></text:p>
          <text:p text:style-name="P55"><text:span text:style-name="Source_20_Text">{ <text:s/></text:span></text:p>
          <text:p text:style-name="P55"><text:span text:style-name="Source_20_Text">} <text:s/></text:span></text:p>
          <text:p text:style-name="P55"/>
          <text:p text:style-name="P55"><text:span text:style-name="Source_20_Text">// Correct <text:s/></text:span></text:p>
          <text:p text:style-name="P55"><text:span text:style-name="Source_20_Text">if (codec) { <text:s/></text:span></text:p>
          <text:list>
            <text:list-header>
              <text:p text:style-name="P66"><text:span text:style-name="Source_20_Text">} <text:s/></text:span></text:p>
            </text:list-header>
          </text:list>
        </text:list-item>
        <text:list-item>
          <text:p text:style-name="P20">Exception: Function implementations and class declarations always have the left brace on the start of a line:</text:p>
          <text:p text:style-name="P55"><text:span text:style-name="Source_20_Text">static void foo(int g)</text:span></text:p>
          <text:list>
            <text:list-header>
              <text:p text:style-name="P55"><text:span text:style-name="Source_20_Text">{ <text:s/></text:span></text:p>
            </text:list-header>
          </text:list>
          <text:p text:style-name="P55"><text:span text:style-name="Source_20_Text"><text:s text:c="4"/><text:tab/>qDebug("foo: %i", g); <text:s/></text:span></text:p>
          <text:list text:continue-numbering="true">
            <text:list-header>
              <text:p text:style-name="P55"><text:span text:style-name="Source_20_Text">} <text:s/></text:span></text:p>
            </text:list-header>
          </text:list>
          <text:p text:style-name="P55"/>
          <text:p text:style-name="P55"><text:span text:style-name="Source_20_Text">class Moo <text:s/></text:span></text:p>
          <text:list text:continue-numbering="true">
            <text:list-header>
              <text:p text:style-name="P55"><text:span text:style-name="Source_20_Text">{ <text:s/></text:span></text:p>
              <text:p text:style-name="P66"><text:span text:style-name="Source_20_Text">}; <text:s/></text:span></text:p>
            </text:list-header>
          </text:list>
        </text:list-item>
        <text:list-item>
          <text:p text:style-name="P20">Use curly braces when the body of a conditional statement contains more than one line, and also if a single line statement is somewhat complex.</text:p>
        </text:list-item>
      </text:list>
      <text:p text:style-name="Preformatted_20_Text"><text:span text:style-name="Source_20_Text"><text:tab/>// Wrong</text:span></text:p>
      <text:p text:style-name="Preformatted_20_Text"><text:soft-page-break/><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 <text:s/></text:span></text:p>
      <text:p text:style-name="Preformatted_20_Text"/>
      <text:p text:style-name="Preformatted_20_Text"><text:span text:style-name="Source_20_Text"><text:tab/>for (int i = 0; i &lt; 10; ++i) { <text:s/></text:span></text:p>
      <text:p text:style-name="Preformatted_20_Text"><text:span text:style-name="Source_20_Text"><text:s text:c="4"/><text:tab/><text:tab/>qDebug("%i", i); <text:s/></text:span></text:p>
      <text:p text:style-name="Preformatted_20_Text"><text:span text:style-name="Source_20_Text"><text:tab/><text:tab/>} <text:s/></text:span></text:p>
      <text:p text:style-name="Preformatted_20_Text"/>
      <text:p text:style-name="Preformatted_20_Text"><text:span text:style-name="Source_20_Text"><text:tab/>// Correct <text:s/></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
      <text:p text:style-name="Preformatted_20_Text"><text:span text:style-name="Source_20_Text"><text:tab/>for (int i = 0; i &lt; 10; ++i) <text:s/></text:span></text:p>
      <text:p text:style-name="P14"><text:span text:style-name="Source_20_Text"><text:s text:c="4"/><text:tab/><text:tab/>qDebug("%i", i); <text:s/></text:span></text:p>
      <text:list xml:id="list101142837" text:continue-numbering="true" text:style-name="L3">
        <text:list-item>
          <text:p text:style-name="P20">Exception 1: Use braces also if the parent statement covers several lines / wraps</text:p>
          <text:p text:style-name="P55"><text:span text:style-name="Source_20_Text">// Correct</text:span></text:p>
          <text:p text:style-name="P55"><text:span text:style-name="Source_20_Text">if (address.isEmpty() || !isValid() <text:s/></text:span></text:p>
          <text:p text:style-name="P55"><text:span text:style-name="Source_20_Text"><text:s text:c="4"/>|| !codec) { <text:s/></text:span></text:p>
          <text:p text:style-name="P55"><text:span text:style-name="Source_20_Text"><text:s text:c="4"/>return false; <text:s/></text:span></text:p>
          <text:p text:style-name="P66"><text:span text:style-name="Source_20_Text">} <text:s/></text:span></text:p>
        </text:list-item>
        <text:list-item>
          <text:p text:style-name="P20">Exception 2: Use braces also in if-then-else blocks where either the if-code or the else-code covers several lines</text:p>
        </text:list-item>
      </text:list>
      <text:p text:style-name="Preformatted_20_Text"><text:span text:style-name="Source_20_Text"><text:tab/>// Wrong</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s text:c="4"/><text:tab/><text:tab/>} <text:s/></text:span></text:p>
      <text:p text:style-name="Preformatted_20_Text"><text:span text:style-name="Source_20_Text"/></text:p>
      <text:p text:style-name="Preformatted_20_Text"><text:span text:style-name="Source_20_Text"><text:tab/>// Wrong <text:s/></text:span></text:p>
      <text:p text:style-name="Preformatted_20_Text"><text:span text:style-name="Source_20_Text"><text:tab/>if (a)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 {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14"><text:span text:style-name="Source_20_Text"><text:tab/><text:tab/>} <text:s/></text:span></text:p>
      <text:list xml:id="list938090368" text:continue-numbering="true" text:style-name="L3">
        <text:list-item>
          <text:p text:style-name="P20"><text:soft-page-break/>Use curly braces when the body of a conditional statement is empty</text:p>
        </text:list-item>
      </text:list>
      <text:p text:style-name="Preformatted_20_Text"><text:span text:style-name="Source_20_Text"><text:tab/>// Wrong</text:span></text:p>
      <text:p text:style-name="Preformatted_20_Text"><text:span text:style-name="Source_20_Text"><text:tab/>while (a); <text:s/></text:span></text:p>
      <text:p text:style-name="Preformatted_20_Text"/>
      <text:p text:style-name="Preformatted_20_Text"><text:span text:style-name="Source_20_Text"><text:tab/>// Correct <text:s/></text:span></text:p>
      <text:p text:style-name="P14"><text:span text:style-name="Source_20_Text"><text:tab/>while (a) {</text:span></text:p>
      <text:p text:style-name="P14"><text:span text:style-name="Source_20_Text"><text:tab/><text:tab/>} <text:s/></text:span></text:p>
      <text:h text:style-name="Heading_20_2" text:outline-level="2">Parentheses</text:h>
      <text:list xml:id="list2076549267" text:style-name="L4">
        <text:list-item>
          <text:p text:style-name="P21">Use parentheses to group expressions:</text:p>
          <text:p text:style-name="P56"><text:span text:style-name="Source_20_Text">// Wrong</text:span></text:p>
          <text:p text:style-name="P56"><text:span text:style-name="Source_20_Text">if (a &amp;&amp; b || c) <text:s/></text:span></text:p>
          <text:p text:style-name="P56"/>
          <text:p text:style-name="P56"><text:span text:style-name="Source_20_Text">// Correct <text:s/></text:span></text:p>
          <text:p text:style-name="P56"><text:span text:style-name="Source_20_Text">if ((a &amp;&amp; b) || c) <text:s/></text:span></text:p>
          <text:p text:style-name="P56"/>
          <text:p text:style-name="P56"><text:span text:style-name="Source_20_Text">// Wrong <text:s/></text:span></text:p>
          <text:p text:style-name="P56"><text:span text:style-name="Source_20_Text">a + b &amp; c <text:s/></text:span></text:p>
          <text:p text:style-name="P56"/>
          <text:p text:style-name="P56"><text:span text:style-name="Source_20_Text">// Correct <text:s/></text:span></text:p>
          <text:p text:style-name="P67"><text:span text:style-name="Source_20_Text">(a + b) &amp; c <text:s/></text:span></text:p>
        </text:list-item>
      </text:list>
      <text:h text:style-name="Heading_20_2" text:outline-level="2">Switch statements</text:h>
      <text:list xml:id="list2166998122" text:style-name="L5">
        <text:list-item>
          <text:p text:style-name="P22">Every case must have a break (or return) statement at the end or a comment to indicate that there’s intentionally no break</text:p>
          <text:p text:style-name="P57"><text:span text:style-name="Source_20_Text">switch (myEnum) {</text:span></text:p>
          <text:list>
            <text:list-header>
              <text:p text:style-name="P57"><text:span text:style-name="Source_20_Text">case Value1: <text:s/></text:span></text:p>
            </text:list-header>
          </text:list>
          <text:p text:style-name="P57"><text:span text:style-name="Source_20_Text"><text:s text:c="4"/><text:tab/><text:tab/>doSomething(); <text:s/></text:span></text:p>
          <text:p text:style-name="P57"><text:span text:style-name="Source_20_Text"><text:s text:c="4"/><text:tab/><text:tab/>break; <text:s/></text:span></text:p>
          <text:list text:continue-numbering="true">
            <text:list-header>
              <text:p text:style-name="P57"><text:span text:style-name="Source_20_Text">case Value2: <text:s/></text:span></text:p>
            </text:list-header>
          </text:list>
          <text:p text:style-name="P57"><text:span text:style-name="Source_20_Text"><text:s text:c="4"/><text:tab/><text:tab/>doSomethingElse(); <text:s/></text:span></text:p>
          <text:p text:style-name="P57"><text:span text:style-name="Source_20_Text"><text:s text:c="4"/><text:tab/><text:tab/>// fall through <text:s/></text:span></text:p>
          <text:list text:continue-numbering="true">
            <text:list-header>
              <text:p text:style-name="P57"><text:span text:style-name="Source_20_Text">default: <text:s/></text:span></text:p>
            </text:list-header>
          </text:list>
          <text:p text:style-name="P57"><text:span text:style-name="Source_20_Text"><text:s text:c="4"/><text:tab/><text:tab/>defaultHandling(); <text:s/></text:span></text:p>
          <text:p text:style-name="P57"><text:span text:style-name="Source_20_Text"><text:s text:c="4"/><text:tab/><text:tab/>break; <text:s/></text:span></text:p>
          <text:list text:continue-numbering="true">
            <text:list-header>
              <text:p text:style-name="P68"><text:span text:style-name="Source_20_Text">} <text:s/></text:span></text:p>
            </text:list-header>
          </text:list>
        </text:list-item>
      </text:list>
      <text:h text:style-name="Heading_20_2" text:outline-level="2">Line breaks</text:h>
      <text:list xml:id="list1006575188" text:style-name="L6">
        <text:list-item>
          <text:p text:style-name="P23">Keep lines shorter than 100 characters; insert breaks if necessary.</text:p>
        </text:list-item>
        <text:list-item>
          <text:p text:style-name="P23">Commas go at the end of a broken line; operators start at the beginning of the new line. The operator is at the end of the line to avoid having to scroll if your editor is too narrow.</text:p>
          <text:p text:style-name="P58"><text:span text:style-name="Source_20_Text">// Correct</text:span></text:p>
          <text:p text:style-name="P58"><text:span text:style-name="Source_20_Text">if (longExpression <text:s/></text:span></text:p>
          <text:p text:style-name="P58"><text:soft-page-break/><text:span text:style-name="Source_20_Text"><text:s text:c="4"/>+ otherLongExpression <text:s/></text:span></text:p>
          <text:p text:style-name="P58"><text:span text:style-name="Source_20_Text"><text:s text:c="4"/>+ otherOtherLongExpression) { <text:s/></text:span></text:p>
          <text:list>
            <text:list-header>
              <text:p text:style-name="P58"><text:span text:style-name="Source_20_Text">} <text:s/></text:span></text:p>
            </text:list-header>
          </text:list>
          <text:p text:style-name="P58"/>
          <text:p text:style-name="P58"><text:span text:style-name="Source_20_Text">// Wrong <text:s/></text:span></text:p>
          <text:p text:style-name="P58"><text:span text:style-name="Source_20_Text">if (longExpression + <text:s/></text:span></text:p>
          <text:p text:style-name="P58"><text:span text:style-name="Source_20_Text"><text:s text:c="4"/>otherLongExpression + <text:s/></text:span></text:p>
          <text:p text:style-name="P58"><text:span text:style-name="Source_20_Text"><text:s text:c="4"/>otherOtherLongExpression) { <text:s/></text:span></text:p>
          <text:p text:style-name="P69"><text:span text:style-name="Source_20_Text">} <text:s/></text:span></text:p>
        </text:list-item>
      </text:list>
      <text:h text:style-name="Heading_20_2" text:outline-level="2">General exception</text:h>
      <text:list xml:id="list1872661539" text:style-name="L7">
        <text:list-item>
          <text:p text:style-name="P24">Feel free to break a rule if it makes your code look bad. </text:p>
        </text:list-item>
      </text:list>
      <text:p text:style-name="Text_20_body"/>
      <text:h text:style-name="Heading_20_1" text:outline-level="1">Coding Conventions</text:h>
      <text:p text:style-name="Text_20_body">These conventions are from <text:a xlink:type="simple" xlink:href="http://qt.gitorious.org/qt/pages/CodingConventions"><text:span text:style-name="Internet_20_link">http://qt.gitorious.org/qt/pages/CodingConventions</text:span></text:a></text:p>
      <text:h text:style-name="Heading_20_2" text:outline-level="2">C++ features</text:h>
      <text:list xml:id="list481420569" text:style-name="L8">
        <text:list-item>
          <text:p text:style-name="P39">Don’t use exceptions</text:p>
        </text:list-item>
        <text:list-item>
          <text:p text:style-name="P39">Don’t use rtti (Run-Time Type Information; that is, the <text:span text:style-name="Source_20_Text">typeinfo</text:span> struct, the <text:span text:style-name="Source_20_Text">dynamic_cast</text:span> or the <text:span text:style-name="Source_20_Text">typeid</text:span> operators, including throwing exceptions)</text:p>
        </text:list-item>
        <text:list-item>
          <text:p text:style-name="P25">Use templates wisely, not just because you can.</text:p>
        </text:list-item>
      </text:list>
      <text:p text:style-name="Text_20_body">Hint: Use the <text:span text:style-name="Source_20_Text">compile</text:span> autotest to see whether a C++ feature is supported by all compilers in the test farm.</text:p>
      <text:h text:style-name="Heading_20_2" text:outline-level="2">Conventions in Qt source code</text:h>
      <text:list xml:id="list1815737365" text:style-name="L9">
        <text:list-item>
          <text:p text:style-name="P26">All code is ascii only (7-bit characters only, run <text:span text:style-name="Source_20_Text">man ascii</text:span> if unsure)</text:p>
          <text:list>
            <text:list-item>
              <text:p text:style-name="P40">Rationale: We have too many locales inhouse and an unhealthy mix of UTF-8 and latin1 systems. Usually, characters &gt; 127 can be broken without you even knowing by clicking SAVE in your favourite editor.</text:p>
            </text:list-item>
            <text:list-item>
              <text:p text:style-name="P40">For strings: Use <text:span text:style-name="Source_20_Text">\nnn</text:span> (where <text:span text:style-name="Source_20_Text">nnn</text:span> is the octal representation of whatever locale you want your string in) or <text:span text:style-name="Source_20_Text">\xnn</text:span> (where <text:span text:style-name="Source_20_Text">nn</text:span> is hexadecimal). Example: <text:span text:style-name="Source_20_Text">QString s = QString::fromUtf8("\213\005");</text:span></text:p>
            </text:list-item>
            <text:list-item>
              <text:p text:style-name="P40">For umlauts in documentation, or other non-ASCII characters, either use qdoc’s \unicode command or use the relevant macro; e.g. \uuml for ü </text:p>
            </text:list-item>
          </text:list>
        </text:list-item>
        <text:list-item>
          <text:p text:style-name="P26">Every QObject subclass must have a <text:span text:style-name="Source_20_Text">Q_OBJECT</text:span> macro, even if it doesn’t have signals or slots, otherwise <text:span text:style-name="Source_20_Text">qobject_cast</text:span> will fail.</text:p>
        </text:list-item>
        <text:list-item>
          <text:p text:style-name="P26">Normalize the arguments for signals + slots (see <text:span text:style-name="Source_20_Text">QMetaObject::normalizedSignature</text:span>) inside connect statements to get faster signal/slot lookups. You can use <text:span text:style-name="Source_20_Text">$QTDIR/util/normalize</text:span> to normalize existing code. </text:p>
        </text:list-item>
      </text:list>
      <text:h text:style-name="Heading_20_2" text:outline-level="2"><text:soft-page-break/>Including headers ##</text:h>
      <text:list xml:id="list1932426742" text:style-name="L10">
        <text:list-item>
          <text:p text:style-name="P41">In public header files, always use this form to include Qt headers: <text:span text:style-name="Source_20_Text">\#include &amp;lt;QtCore/qwhatever.h&gt;</text:span>. The library prefix is neccessary for Mac OS X frameworks and is very convenient for non-qmake projects.</text:p>
        </text:list-item>
        <text:list-item>
          <text:p text:style-name="P27">In source files, include specialized headers first, then generic headers.</text:p>
          <text:p text:style-name="P59"><text:span text:style-name="Source_20_Text">\#include &lt;qstring.h&gt; // Qt class</text:span></text:p>
          <text:p text:style-name="P59"><text:span text:style-name="Source_20_Text">\#include &lt;new&gt; // STL stuff <text:s/></text:span></text:p>
          <text:p text:style-name="P70"><text:span text:style-name="Source_20_Text">\#include &lt;limits.h&gt; // system stuff <text:s/></text:span></text:p>
        </text:list-item>
        <text:list-item>
          <text:p text:style-name="P27">If you need to include <text:span text:style-name="Source_20_Text">qplatformdefs.h</text:span>, always include it as the <text:span text:style-name="Emphasis">first</text:span> header file.</text:p>
        </text:list-item>
        <text:list-item>
          <text:p text:style-name="P27">If you need to include <text:span text:style-name="Source_20_Text">qt_x11_p.h</text:span>, always include it as the <text:span text:style-name="Emphasis">last</text:span> header file. </text:p>
        </text:list-item>
      </text:list>
      <text:h text:style-name="Heading_20_2" text:outline-level="2">Casting ##</text:h>
      <text:list xml:id="list956763752" text:style-name="L11">
        <text:list-item>
          <text:p text:style-name="P42">Avoid C casts, prefer C++ casts (<text:span text:style-name="Source_20_Text">static_cast</text:span>, <text:span text:style-name="Source_20_Text">const_cast</text:span>, <text:span text:style-name="Source_20_Text">reinterpret_cast</text:span>)</text:p>
          <text:list>
            <text:list-item>
              <text:p text:style-name="P42">Rationale: Both reinterpret_cast and C-style casts are dangerous, but at least reinterpret_cast won’t remove the const modifier</text:p>
            </text:list-item>
          </text:list>
        </text:list-item>
        <text:list-item>
          <text:p text:style-name="P42">Don’t use <text:span text:style-name="Source_20_Text">dynamic_cast</text:span>, use <text:span text:style-name="Source_20_Text">qobject_cast</text:span> for QObjects or refactor your design, for example by introducing a type() method (see QListWidgetItem)</text:p>
        </text:list-item>
        <text:list-item>
          <text:p text:style-name="P42">Use the constructor to cast simple types: <text:span text:style-name="Source_20_Text">int(myFloat)</text:span> instead of <text:span text:style-name="Source_20_Text">(int)myFloat</text:span></text:p>
          <text:list>
            <text:list-item>
              <text:p text:style-name="P28">Rationale: When refactoring code, the compiler will instantly let you know if the cast would become dangerous. </text:p>
            </text:list-item>
          </text:list>
        </text:list-item>
      </text:list>
      <text:h text:style-name="Heading_20_2" text:outline-level="2">Compiler/Platform specific issues ##</text:h>
      <text:list xml:id="list862391206" text:style-name="L12">
        <text:list-item>
          <text:p text:style-name="P29">Be extremely careful when using the questionmark operator. If the returned types aren’t identical, some compilers generate code that crashes at runtime (you won’t even get a compiler warning).</text:p>
          <text:p text:style-name="P60"><text:span text:style-name="Source_20_Text">QString s;</text:span></text:p>
          <text:p text:style-name="P71"><text:span text:style-name="Source_20_Text">return condition ? s : "nothing"; // crash at runtime - QString vs. const char * <text:s/></text:span></text:p>
        </text:list-item>
        <text:list-item>
          <text:p text:style-name="P29">Be extremely careful about alignment.</text:p>
          <text:list>
            <text:list-item>
              <text:p text:style-name="P43">Whenever a pointer is cast such that the required alignment of the target is increased, the resulting code might crash at runtime on some architectures. For example, if a <text:span text:style-name="Source_20_Text">const char *</text:span> is cast to an <text:span text:style-name="Source_20_Text">const int *</text:span>, it’ll crash on machines where integers have to be aligned at a two- or four-byte boundaries.</text:p>
            </text:list-item>
            <text:list-item>
              <text:p text:style-name="P29">Use a union to force the compiler to align variables correctly. In the example below, you can be sure that all instances of <text:span text:style-name="Source_20_Text">AlignHelper</text:span> are aligned at integer-boundaries.<text:line-break/>union AlignHelper {</text:p>
              <text:p text:style-name="P60"><text:soft-page-break/><text:span text:style-name="Source_20_Text">char c;</text:span></text:p>
              <text:p text:style-name="P71"><text:span text:style-name="Source_20_Text">int i; <text:s/></text:span></text:p>
              <text:p text:style-name="P43">};</text:p>
            </text:list-item>
          </text:list>
        </text:list-item>
        <text:list-item>
          <text:p text:style-name="P29">Anything that has a constructor or needs to run code to be initialized cannot be used as global object in library code, since it is undefined when that constructor/code will be run (on first usage, on library load, before main() or not at all). Even if the execution time of the initializer is defined for shared libraries, you’ll get into trouble when moving that code in a plugin or if the library is compiled statically:</text:p>
          <text:p text:style-name="P60"><text:span text:style-name="Source_20_Text">// global scope</text:span></text:p>
          <text:p text:style-name="P60"><text:span text:style-name="Source_20_Text">static const QString x; // Wrong - default constructor needs to be run to initialize x <text:s/></text:span></text:p>
          <text:p text:style-name="P60"><text:span text:style-name="Source_20_Text">static const QString y = "Hello"; // Wrong - constructor that takes a const char * has to be run <text:s/></text:span></text:p>
          <text:p text:style-name="P60"><text:span text:style-name="Source_20_Text">QString z; // super wrong <text:s/></text:span></text:p>
          <text:p text:style-name="P71"><text:span text:style-name="Source_20_Text">static const int i = foo(); // wrong - call time of foo() undefined, might not be called at all <text:s/></text:span></text:p>
        </text:list-item>
      </text:list>
      <text:p text:style-name="Text_20_body">Things you can do:</text:p>
      <text:p text:style-name="Preformatted_20_Text"><text:span text:style-name="Source_20_Text"><text:s text:c="4"/>// global scope</text:span></text:p>
      <text:p text:style-name="Preformatted_20_Text"><text:span text:style-name="Source_20_Text"><text:s text:c="4"/>static const char x[] = "someText"; // Works - no constructor must be run, x set at compile time <text:s/></text:span></text:p>
      <text:p text:style-name="Preformatted_20_Text"><text:span text:style-name="Source_20_Text"><text:s text:c="4"/>static int y = 7; // Works - y will be set at compile time <text:s/></text:span></text:p>
      <text:p text:style-name="Preformatted_20_Text"><text:span text:style-name="Source_20_Text"><text:s text:c="4"/>static MyStruct s = {1, 2, 3}; // Works - will be initialized statically, no code being run <text:s/></text:span></text:p>
      <text:p text:style-name="P14"><text:span text:style-name="Source_20_Text"><text:s text:c="4"/>static QString *ptr = 0; // Pointers to objects are ok - no code needed to be run to initialize ptr <text:s/></text:span></text:p>
      <text:p text:style-name="Text_20_body">Use <text:span text:style-name="Source_20_Text">Q_GLOBAL_STATIC</text:span> to create static global objects instead:</text:p>
      <text:p text:style-name="Preformatted_20_Text"><text:span text:style-name="Source_20_Text"><text:s text:c="4"/>Q_STATIC_GLOBAL(QString, s)</text:span></text:p>
      <text:p text:style-name="Preformatted_20_Text"/>
      <text:p text:style-name="Preformatted_20_Text"><text:span text:style-name="Source_20_Text"><text:s text:c="4"/>void foo() <text:s/></text:span></text:p>
      <text:p text:style-name="Preformatted_20_Text"><text:span text:style-name="Source_20_Text"><text:s text:c="4"/>{ <text:s/></text:span></text:p>
      <text:p text:style-name="Preformatted_20_Text"><text:span text:style-name="Source_20_Text"><text:s text:c="8"/>s()-&gt;append("moo"); <text:s/></text:span></text:p>
      <text:p text:style-name="P14"><text:span text:style-name="Source_20_Text"><text:s text:c="4"/>} <text:s/></text:span></text:p>
      <text:p text:style-name="Text_20_body">Note: Static objects in a scope are no problem, the constructor will be run the first time the scope is entered. The code is not reentrant, though.</text:p>
      <text:list xml:id="list1015891289" text:style-name="L13">
        <text:list-item>
          <text:p text:style-name="P30">A <text:span text:style-name="Source_20_Text">char</text:span> is signed or unsigned dependent on the architecture. Use <text:span text:style-name="Source_20_Text">signed char</text:span> or <text:span text:style-name="Source_20_Text">uchar</text:span> if you explicitely want a signed/unsigned char. The following code will break on ppc, for example:</text:p>
          <text:p text:style-name="P61"><text:span text:style-name="Source_20_Text">char c = 'A';</text:span></text:p>
          <text:p text:style-name="P72"><text:span text:style-name="Source_20_Text">if (c &lt; 0) { ... } // WRONG - condition is always true on platforms where the default is unsigned char <text:s/></text:span></text:p>
        </text:list-item>
        <text:list-item>
          <text:p text:style-name="P30">Try to avoid 64-bit enum values.</text:p>
          <text:list>
            <text:list-item>
              <text:p text:style-name="P30">The aapcs embedded ABI hard codes all enum values to a 32-bit integer. </text:p>
            </text:list-item>
          </text:list>
        </text:list-item>
      </text:list>
      <text:h text:style-name="Heading_20_2" text:outline-level="2"><text:soft-page-break/>Aestethics ##</text:h>
      <text:list xml:id="list1298060018" text:style-name="L14">
        <text:list-item>
          <text:p text:style-name="P44">Prefer enums to define constants over <text:span text:style-name="Source_20_Text">static const int</text:span> or defines.</text:p>
          <text:list>
            <text:list-item>
              <text:p text:style-name="P44">enum values will be replaced by the compiler at compile time, resulting in faster code</text:p>
            </text:list-item>
            <text:list-item>
              <text:p text:style-name="P44">defines are not namespace safe (and look ugly)</text:p>
            </text:list-item>
          </text:list>
        </text:list-item>
        <text:list-item>
          <text:p text:style-name="P44">Prefer verbose argument names in headers.</text:p>
          <text:list>
            <text:list-item>
              <text:p text:style-name="P44">Most IDEs will show the argument names in their completion-box.</text:p>
            </text:list-item>
            <text:list-item>
              <text:p text:style-name="P44">It will look better in the documentation</text:p>
            </text:list-item>
            <text:list-item>
              <text:p text:style-name="P31">Bad style: <text:span text:style-name="Source_20_Text">doSomething(QRegion rgn, QPoint p)</text:span> – use <text:span text:style-name="Source_20_Text">doSomething(QRegion clientRegion, QPoint gravitySource)</text:span> instead </text:p>
            </text:list-item>
          </text:list>
        </text:list-item>
      </text:list>
      <text:h text:style-name="Heading_20_2" text:outline-level="2">Things to avoid</text:h>
      <text:list xml:id="list1774845368" text:style-name="L15">
        <text:list-item>
          <text:p text:style-name="P32">Do not inherit from template/tool classes</text:p>
          <text:list>
            <text:list-item>
              <text:p text:style-name="P45">The destructors are not virtual, leading to potential memory leaks</text:p>
            </text:list-item>
            <text:list-item>
              <text:p text:style-name="P45">The symbols are not exported (and mostly inline), leading to interesting symbol clashes.</text:p>
            </text:list-item>
            <text:list-item>
              <text:p text:style-name="P45">Example: Library A has <text:span text:style-name="Source_20_Text">class Q_EXPORT X: public QList&lt;QVariant&gt; {};</text:span> and library B has <text:span text:style-name="Source_20_Text">class Q_EXPORT Y: public QList&lt;QVariant&gt; {};</text:span>. Suddenly, QList’s symbols are exported from two libraries – /clash/. </text:p>
            </text:list-item>
          </text:list>
        </text:list-item>
        <text:list-item>
          <text:p text:style-name="P32">Don’t mix const and non-const iterators. This will silently crash on broken compilers.</text:p>
          <text:p text:style-name="P32">for (Container::const_iterator it = c.begin(); it != c.end(); ++it) // W R O N G<text:line-break/>for (Container::const_iterator it = c.constBegin(); it != c.constEnd(); ++it) // Right</text:p>
        </text:list-item>
        <text:list-item>
          <text:p text:style-name="P32">Q[Core]Application is a singleton class. There can only be one instance at a time. However, that instance can be destroyed and a new one can be created, which is likely in an ActiveQt or browser plugin. Code like this will easily break:</text:p>
          <text:p text:style-name="P62"><text:span text:style-name="Source_20_Text">static QObject *obj = 0;</text:span></text:p>
          <text:p text:style-name="P62"><text:span text:style-name="Source_20_Text">if (!obj) <text:s/></text:span></text:p>
          <text:p text:style-name="P73"><text:span text:style-name="Source_20_Text"><text:s text:c="4"/>obj = new QObject(QCoreApplication::instance()); <text:s/></text:span></text:p>
        </text:list-item>
      </text:list>
      <text:p text:style-name="Text_20_body">If the <text:span text:style-name="Source_20_Text">QCoreApplication</text:span> application is destroyed, <text:span text:style-name="Source_20_Text">obj</text:span> will be a dangling pointer. Use <text:span text:style-name="Source_20_Text">Q_GLOBAL_STATIC</text:span> for static global objects or <text:span text:style-name="Source_20_Text">qAddPostRoutine</text:span> to clean up.</text:p>
      <text:list xml:id="list260037481" text:style-name="L16">
        <text:list-item>
          <text:p text:style-name="P33">Avoid the use of anonymous namespaces in favor of the static keyword if possible. A name localized to the compilation unit with <text:span text:style-name="Source_20_Text">static</text:span> is guaranteed to have internal linkage. For names declared in anonymous namespaces the C++ standard unfortunately mandates external linkage. (7.1.1/6, or see various discussions about this on the gcc mailing lists) </text:p>
        </text:list-item>
      </text:list>
      <text:h text:style-name="Heading_20_2" text:outline-level="2"><text:soft-page-break/>Binary and Source Compatibility</text:h>
      <text:list xml:id="list517281884" text:style-name="L17">
        <text:list-item>
          <text:p text:style-name="P34">Definitions:</text:p>
          <text:list>
            <text:list-item>
              <text:p text:style-name="P46">Qt 4.0.0 is a major release, Qt 4.1.0 is a minor release, Qt 4.1.1 is a patch release</text:p>
            </text:list-item>
            <text:list-item>
              <text:p text:style-name="P46">Backward binary compatibility: Code linked to an earlier version of the library keeps working</text:p>
            </text:list-item>
            <text:list-item>
              <text:p text:style-name="P46">Forward binary compatibility: Code linked to a newer version of the library works with an older library</text:p>
            </text:list-item>
            <text:list-item>
              <text:p text:style-name="P46">Source code compatibility: Code compiles without modification </text:p>
            </text:list-item>
          </text:list>
        </text:list-item>
        <text:list-item>
          <text:p text:style-name="P34">Keep backward binary compatibility + backward source code compatibility in minor releases</text:p>
        </text:list-item>
        <text:list-item>
          <text:p text:style-name="P34">Keep backward and forward binary compatibility + forward and backward source code compatibility in patch releases</text:p>
          <text:list>
            <text:list-item>
              <text:p text:style-name="P46">Don’t add/remove any public API (e.g. global functions, public/protected/private methods)</text:p>
            </text:list-item>
            <text:list-item>
              <text:p text:style-name="P46">Don’t reimplement methods (not even inlines, nor protected/private methods)</text:p>
            </text:list-item>
            <text:list-item>
              <text:p text:style-name="P46">Check <text:a xlink:type="simple" xlink:href="http://qt.gitorious.org/qt/pages/BinaryCompatibilityWorkarounds">BinaryCompatibilityWorkarounds</text:a> for ways to keep b/c </text:p>
            </text:list-item>
          </text:list>
        </text:list-item>
        <text:list-item>
          <text:p text:style-name="P34">Info on binary compatibility: http://techbase.kde.org/Policies/Binary_Compatibility_Issues_With_C++</text:p>
        </text:list-item>
        <text:list-item>
          <text:p text:style-name="P34">When writing a QWidget subclass, always reimplement event(), even if it’s empty. This makes sure that the widget can be fixed without breaking binary compatibility.</text:p>
        </text:list-item>
        <text:list-item>
          <text:p text:style-name="P34">All exported functions from Qt must start with either ‘q’ or ‘Q’. Use the “symbols” autotest to find violations.</text:p>
        </text:list-item>
      </text:list>
      <text:h text:style-name="Heading_20_2" text:outline-level="2">Namespacing</text:h>
      <text:list xml:id="list1721242672" text:style-name="L18">
        <text:list-item>
          <text:p text:style-name="P35">Read <text:a xlink:type="simple" xlink:href="http://qt.gitorious.org/qt/pages/QtInNamespace">QtInNamespace</text:a> and keep in mind that all of Qt except Tests and Webkit is “namespaced” code. </text:p>
        </text:list-item>
      </text:list>
      <text:h text:style-name="Heading_20_3" text:outline-level="3" text:is-list-header="true">Conventions for public header files</text:h>
      <text:p text:style-name="Text_20_body">Our public header files have to survive the strict settings of some of our users. All installed headers have to follow these rules:</text:p>
      <text:list xml:id="list1013216568" text:style-name="L19">
        <text:list-item>
          <text:p text:style-name="P36">No C style casts (<text:span text:style-name="Source_20_Text">-Wold-style-cast</text:span>)</text:p>
          <text:list>
            <text:list-item>
              <text:p text:style-name="P47">Use static_cast, const_cast or reinterpret_cast</text:p>
            </text:list-item>
            <text:list-item>
              <text:p text:style-name="P47">for basic types, use the constructor form: int(a) instead of (int)a</text:p>
            </text:list-item>
            <text:list-item>
              <text:p text:style-name="P47">See chapter “Casting” for more info </text:p>
            </text:list-item>
          </text:list>
        </text:list-item>
        <text:list-item>
          <text:p text:style-name="P36">No float comparisons (<text:span text:style-name="Source_20_Text">-Wfloat-equal</text:span>)</text:p>
          <text:list>
            <text:list-item>
              <text:p text:style-name="P47">Use qFuzzyCompare to compare values with a delta</text:p>
            </text:list-item>
            <text:list-item>
              <text:p text:style-name="P47">Use qIsNull to check whether a float is binary 0, instead of comparing it <text:soft-page-break/>to 0.0. </text:p>
            </text:list-item>
          </text:list>
        </text:list-item>
        <text:list-item>
          <text:p text:style-name="P36">Don’t hide virtual methods in subclasses (<text:span text:style-name="Source_20_Text">-Woverloaded-virtual</text:span>)</text:p>
          <text:list>
            <text:list-item>
              <text:p text:style-name="P36">If the baseclass <text:span text:style-name="Source_20_Text">A</text:span> has a <text:span text:style-name="Source_20_Text">virtual int val()</text:span> and subclass <text:span text:style-name="Source_20_Text">B</text:span> an overload with the same name, <text:span text:style-name="Source_20_Text">int val(int x)</text:span>, <text:span text:style-name="Source_20_Text">A</text:span>’s <text:span text:style-name="Source_20_Text">val</text:span> function is hidden. Use the <text:span text:style-name="Source_20_Text">using</text:span> keyword to make it visible again, and add the following silly workaround for broken compilers:</text:p>
              <text:p text:style-name="P36">class B: public A<text:line-break/>{<text:line-break/>#ifdef Q_NO_USING_KEYWORD</text:p>
              <text:p text:style-name="P74"><text:span text:style-name="Source_20_Text">inline int val() { return A::val(); }</text:span></text:p>
              <text:p text:style-name="P36">#else</text:p>
              <text:p text:style-name="P74"><text:span text:style-name="Source_20_Text">using A::val;</text:span></text:p>
              <text:p text:style-name="P47">#endif<text:line-break/>};</text:p>
            </text:list-item>
          </text:list>
        </text:list-item>
        <text:list-item>
          <text:p text:style-name="P36">Don’t shadow variables (<text:span text:style-name="Source_20_Text">-Wshadow</text:span>)</text:p>
          <text:list>
            <text:list-item>
              <text:p text:style-name="P47">avoid things like <text:span text:style-name="Source_20_Text">this-&gt;x = x;</text:span></text:p>
            </text:list-item>
            <text:list-item>
              <text:p text:style-name="P47">don’t give variables the same name as functions declared in your class </text:p>
            </text:list-item>
          </text:list>
        </text:list-item>
        <text:list-item>
          <text:p text:style-name="P36">Always check whether a preprocessor variable is defined before probing its value (<text:span text:style-name="Source_20_Text">-Wundef</text:span>)</text:p>
          <text:p text:style-name="P63"><text:span text:style-name="Source_20_Text">\#if Foo == 0 <text:s/>// W R O N G</text:span></text:p>
          <text:p text:style-name="P63"><text:span text:style-name="Source_20_Text">\#if defined(Foo) &amp;&amp; Foo == 0 // Right <text:s/></text:span></text:p>
          <text:p text:style-name="P74"><text:span text:style-name="Source_20_Text">\#if Foo - 0 == 0 // Clever, are we? Use the one above instead, for better readability</text:span></text:p>
        </text:list-item>
      </text:list>
      <text:p text:style-name="List_20_1"/>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99pt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9"><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MuseScore Handbuch</dc:title>
    <meta:creation-date>2008-04-10T14:37:40</meta:creation-date>
    <dc:date>2012-01-14T10:10:46</dc:date>
    <meta:editing-cycles>87</meta:editing-cycles>
    <meta:editing-duration>PT21H7M32S</meta:editing-duration>
    <meta:document-statistic meta:table-count="2" meta:image-count="2" meta:object-count="0" meta:page-count="19" meta:paragraph-count="447" meta:word-count="2930" meta:character-count="17931" meta:non-whitespace-character-count="14469"/>
    <meta:user-defined meta:name="Info 1"/>
    <meta:user-defined meta:name="Info 2"/>
    <meta:user-defined meta:name="Info 3"/>
    <meta:user-defined meta:name="Info 4"/>
  </office:meta>
</office:document-meta>
</file>